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8cm"/>
    </style:style>
    <style:style style:name="co3" style:family="table-column">
      <style:table-column-properties fo:break-before="auto" style:column-width="4.579cm"/>
    </style:style>
    <style:style style:name="co4" style:family="table-column">
      <style:table-column-properties fo:break-before="auto" style:column-width="6.823cm"/>
    </style:style>
    <style:style style:name="co5" style:family="table-column">
      <style:table-column-properties fo:break-before="auto" style:column-width="8.11cm"/>
    </style:style>
    <style:style style:name="co6" style:family="table-column">
      <style:table-column-properties fo:break-before="auto" style:column-width="6.287cm"/>
    </style:style>
    <style:style style:name="ro5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73cm" fo:break-before="auto" style:use-optimal-row-height="tru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0.4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fo:wrap-option="wrap" style:vertical-align="middle"/>
      <style:text-properties fo:color="#000000" style:font-name="JetBrains Mono" fo:font-size="10pt" fo:language="en" fo:country="US" fo:font-style="italic" style:font-name-asian="JetBrains Mono" style:font-size-asian="10pt" style:language-asian="en" style:country-asian="US" style:font-style-asian="italic" style:font-name-complex="JetBrains Mono" style:font-size-complex="10pt" style:language-complex="en" style:country-complex="US" style:font-style-complex="italic"/>
    </style:style>
    <style:style style:name="ce2" style:family="table-cell" style:parent-style-name="Default">
      <style:table-cell-properties fo:background-color="#99ffcc" fo:wrap-option="wrap" style:vertical-align="middle"/>
      <style:text-properties fo:color="#000000" style:font-name="Arial" fo:font-size="9pt" style:font-size-asian="9pt" style:font-size-complex="9pt"/>
    </style:style>
    <style:style style:name="ce3" style:family="table-cell" style:parent-style-name="Default">
      <style:table-cell-properties fo:background-color="#99ffcc" fo:wrap-option="wrap" style:vertical-align="middle"/>
      <style:text-properties fo:color="#000000" style:font-name="Arial" fo:font-size="9pt" style:font-name-asian="Arial Unicode MS" style:font-size-asian="9pt" style:font-name-complex="Arial Unicode MS" style:font-size-complex="9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5" style:family="table-cell" style:parent-style-name="Default">
      <style:table-cell-properties fo:wrap-option="wrap" style:vertical-align="middle"/>
      <style:text-properties style:font-name="Arial" fo:font-size="9pt" style:font-size-asian="9pt" style:font-size-complex="9pt"/>
    </style:style>
    <style:style style:name="ce6" style:family="table-cell" style:parent-style-name="Default">
      <style:table-cell-properties fo:background-color="#99ffcc" fo:wrap-option="wrap" style:vertical-align="middle"/>
      <style:text-properties fo:color="#000000" style:font-name="Arial" fo:font-size="9pt" fo:language="en" fo:country="US" fo:font-style="normal" style:font-name-asian="JetBrains Mono" style:font-size-asian="9pt" style:language-asian="en" style:country-asian="US" style:font-style-asian="normal" style:font-name-complex="JetBrains Mono" style:font-size-complex="9pt" style:language-complex="en" style:country-complex="US" style:font-style-complex="normal"/>
    </style:style>
    <style:style style:name="ce7" style:family="table-cell" style:parent-style-name="Default">
      <style:table-cell-properties fo:background-color="#ccff66" style:text-align-source="fix" style:repeat-content="false" fo:wrap-option="wrap" style:vertical-align="middle"/>
      <style:paragraph-properties fo:text-align="center" fo:margin-left="0cm"/>
      <style:text-properties fo:color="#000000" style:font-name="Arial" fo:font-size="9pt" fo:language="en" fo:country="US" fo:font-style="normal" style:font-name-asian="JetBrains Mono" style:font-size-asian="9pt" style:language-asian="en" style:country-asian="US" style:font-style-asian="normal" style:font-name-complex="JetBrains Mono" style:font-size-complex="9pt" style:language-complex="en" style:country-complex="US" style:font-style-complex="normal"/>
    </style:style>
    <style:style style:name="ce8" style:family="table-cell" style:parent-style-name="Default">
      <style:table-cell-properties fo:background-color="#ffcc00" style:text-align-source="fix" style:repeat-content="false" fo:wrap-option="wrap" style:vertical-align="middle"/>
      <style:paragraph-properties fo:text-align="center" fo:margin-left="0cm"/>
      <style:text-properties fo:color="#000000" style:font-name="Arial" fo:font-size="9pt" fo:language="en" fo:country="US" style:font-name-asian="JetBrains Mono" style:font-size-asian="9pt" style:language-asian="en" style:country-asian="US" style:font-name-complex="JetBrains Mono" style:font-size-complex="9pt" style:language-complex="en" style:country-complex="US"/>
    </style:style>
    <style:style style:name="ce9" style:family="table-cell" style:parent-style-name="Default">
      <style:table-cell-properties fo:background-color="#99ffcc" style:text-align-source="fix" style:repeat-content="false" fo:wrap-option="wrap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" style:family="table-cell" style:parent-style-name="Default">
      <style:table-cell-properties fo:background-color="#ccff66" style:vertical-align="middle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cc00" style:vertical-align="middle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ffcc" style:text-align-source="fix" style:repeat-content="false" fo:wrap-option="wrap" style:vertical-align="middl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13" style:family="table-cell" style:parent-style-name="Default">
      <style:table-cell-properties fo:background-color="transparent" fo:wrap-option="wrap" style:vertical-align="middle"/>
      <style:text-properties style:font-name="Arial" fo:font-size="9pt" style:font-size-asian="9pt" style:font-size-complex="9pt"/>
    </style:style>
    <style:style style:name="ce14" style:family="table-cell" style:parent-style-name="Default">
      <style:table-cell-properties fo:background-color="#ccff66" fo:wrap-option="wrap" style:vertical-align="middle"/>
      <style:text-properties style:font-name="Arial" fo:font-size="9pt" style:font-size-asian="9pt" style:font-size-complex="9pt"/>
    </style:style>
    <style:style style:name="ce15" style:family="table-cell" style:parent-style-name="Default">
      <style:table-cell-properties fo:background-color="#ffcc00" fo:wrap-option="wrap" style:vertical-align="middle"/>
      <style:text-properties style:font-name="Arial" fo:font-size="9pt" style:font-size-asian="9pt" style:font-size-complex="9pt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background-color="#ccff66" style:vertical-align="middle"/>
    </style:style>
    <style:style style:name="ce18" style:family="table-cell" style:parent-style-name="Default">
      <style:table-cell-properties fo:background-color="#ffcc00" style:vertical-align="middle"/>
    </style:style>
  </office:automatic-styles>
  <office:body>
    <office:spreadsheet>
      <table:table table:name="Лист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4"/>
        <table:table-column table:style-name="co5" table:default-cell-style-name="ce5"/>
        <table:table-column table:style-name="co6" table:default-cell-style-name="ce13"/>
        <table:table-column table:style-name="co7" table:number-columns-repeated="1017" table:default-cell-style-name="ce5"/>
        <table:table-column table:style-name="co7" table:number-columns-repeated="2" table:default-cell-style-name="ce16"/>
        <table:table-row table:style-name="ro2">
          <table:table-cell table:style-name="ce1" office:value-type="string" table:number-columns-spanned="2" table:number-rows-spanned="1">
            <text:p>Написать два алгоритма нахождения i-го по счёту простого числа.</text:p>
          </table:table-cell>
          <table:covered-table-cell table:style-name="ce6"/>
          <table:table-cell table:style-name="ce9" office:value-type="string">
            <text:p>Решето Эратосфена</text:p>
          </table:table-cell>
          <table:table-cell table:style-name="ce12" office:value-type="string">
            <text:p>Классический способ</text:p>
          </table:table-cell>
          <table:table-cell table:number-columns-repeated="1020"/>
        </table:table-row>
        <table:table-row table:style-name="ro3">
          <table:table-cell table:style-name="ce2" office:value-type="string" table:number-columns-spanned="1" table:number-rows-spanned="2">
            <text:p>Для 5-го числа</text:p>
          </table:table-cell>
          <table:table-cell table:style-name="ce7" office:value-type="string">
            <text:p>timeit, 1000 циклов</text:p>
          </table:table-cell>
          <table:table-cell table:style-name="ce10" office:value-type="string">
            <text:p>19.6 usec</text:p>
          </table:table-cell>
          <table:table-cell table:style-name="ce10" office:value-type="string">
            <text:p>4.69 usec</text:p>
          </table:table-cell>
          <table:table-cell/>
          <table:table-cell table:style-name="ce14" table:number-columns-repeated="1017"/>
          <table:table-cell table:style-name="ce17" table:number-columns-repeated="2"/>
        </table:table-row>
        <table:table-row table:style-name="ro3">
          <table:covered-table-cell table:style-name="ce2"/>
          <table:table-cell table:style-name="ce8" office:value-type="string">
            <text:p>cProfile, кол-во вызовов</text:p>
          </table:table-cell>
          <table:table-cell table:style-name="ce11" office:value-type="string">
            <text:p>20 {method 'count' of 'list' objects}</text:p>
          </table:table-cell>
          <table:table-cell table:style-name="ce11" office:value-type="string">
            <text:p>10 les_4_task_2_2.py:14(prime_num)</text:p>
          </table:table-cell>
          <table:table-cell/>
          <table:table-cell table:style-name="ce15" table:number-columns-repeated="1017"/>
          <table:table-cell table:style-name="ce18" table:number-columns-repeated="2"/>
        </table:table-row>
        <table:table-row table:style-name="ro3">
          <table:table-cell table:style-name="ce3" office:value-type="string" table:number-columns-spanned="1" table:number-rows-spanned="2">
            <text:p>Для 10-го числа</text:p>
          </table:table-cell>
          <table:table-cell table:style-name="ce7" office:value-type="string">
            <text:p>timeit, 1000 циклов</text:p>
          </table:table-cell>
          <table:table-cell table:style-name="ce10" office:value-type="string">
            <text:p>62.8 usec</text:p>
          </table:table-cell>
          <table:table-cell table:style-name="ce10" office:value-type="string">
            <text:p>17.2 usec</text:p>
          </table:table-cell>
          <table:table-cell/>
          <table:table-cell table:style-name="ce14" table:number-columns-repeated="1017"/>
          <table:table-cell table:style-name="ce17" table:number-columns-repeated="2"/>
        </table:table-row>
        <table:table-row table:style-name="ro3">
          <table:covered-table-cell table:style-name="ce2" office:value-type="string">
            <text:p>Для 10 чисел</text:p>
          </table:covered-table-cell>
          <table:table-cell table:style-name="ce8" office:value-type="string">
            <text:p>cProfile, кол-во вызовов</text:p>
          </table:table-cell>
          <table:table-cell table:style-name="ce11" office:value-type="string">
            <text:p>64 {method 'count' of 'list' objects}</text:p>
          </table:table-cell>
          <table:table-cell table:style-name="ce11" office:value-type="string">
            <text:p>28 les_4_task_2_2.py:14(prime_num)</text:p>
          </table:table-cell>
          <table:table-cell/>
          <table:table-cell table:style-name="ce15" table:number-columns-repeated="1017"/>
          <table:table-cell table:style-name="ce18" table:number-columns-repeated="2"/>
        </table:table-row>
        <table:table-row table:style-name="ro3">
          <table:table-cell table:style-name="ce3" office:value-type="string" table:number-columns-spanned="1" table:number-rows-spanned="2">
            <text:p>Для 20-го числа</text:p>
          </table:table-cell>
          <table:table-cell table:style-name="ce7" office:value-type="string">
            <text:p>timeit, 1000 циклов</text:p>
          </table:table-cell>
          <table:table-cell table:style-name="ce10" office:value-type="string">
            <text:p>337 usec</text:p>
          </table:table-cell>
          <table:table-cell table:style-name="ce10" office:value-type="string">
            <text:p>68.7 usec</text:p>
          </table:table-cell>
          <table:table-cell/>
          <table:table-cell table:style-name="ce14" table:number-columns-repeated="1017"/>
          <table:table-cell table:style-name="ce17" table:number-columns-repeated="2"/>
        </table:table-row>
        <table:table-row table:style-name="ro3">
          <table:covered-table-cell table:style-name="ce2" office:value-type="string">
            <text:p>Для 100 чисел</text:p>
          </table:covered-table-cell>
          <table:table-cell table:style-name="ce8" office:value-type="string">
            <text:p>cProfile, кол-во вызовов</text:p>
          </table:table-cell>
          <table:table-cell table:style-name="ce11" office:value-type="string">
            <text:p>362 {method 'count' of 'list' objects}</text:p>
          </table:table-cell>
          <table:table-cell table:style-name="ce11" office:value-type="string">
            <text:p>70 les_4_task_2_2.py:14(prime_num)</text:p>
          </table:table-cell>
          <table:table-cell/>
          <table:table-cell table:style-name="ce15" table:number-columns-repeated="1017"/>
          <table:table-cell table:style-name="ce18" table:number-columns-repeated="2"/>
        </table:table-row>
        <table:table-row table:style-name="ro3">
          <table:table-cell table:style-name="ce3" office:value-type="string" table:number-columns-spanned="1" table:number-rows-spanned="2">
            <text:p>Для 40-го числа</text:p>
          </table:table-cell>
          <table:table-cell table:style-name="ce7" office:value-type="string">
            <text:p>timeit, 1000 циклов</text:p>
          </table:table-cell>
          <table:table-cell table:style-name="ce10" office:value-type="string">
            <text:p>1.87 msec</text:p>
          </table:table-cell>
          <table:table-cell table:style-name="ce10" office:value-type="string">
            <text:p>295 usec</text:p>
          </table:table-cell>
          <table:table-cell/>
          <table:table-cell table:style-name="ce14" table:number-columns-repeated="1017"/>
          <table:table-cell table:style-name="ce17" table:number-columns-repeated="2"/>
        </table:table-row>
        <table:table-row table:style-name="ro3">
          <table:covered-table-cell table:style-name="ce2" office:value-type="string">
            <text:p>Для 500 чисел</text:p>
          </table:covered-table-cell>
          <table:table-cell table:style-name="ce8" office:value-type="string">
            <text:p>cProfile, кол-во вызовов</text:p>
          </table:table-cell>
          <table:table-cell table:style-name="ce11" office:value-type="string">
            <text:p>1713 {method 'count' of 'list' objects}</text:p>
          </table:table-cell>
          <table:table-cell table:style-name="ce11" office:value-type="string">
            <text:p>172 les_4_task_2_2.py:14(prime_num)</text:p>
          </table:table-cell>
          <table:table-cell/>
          <table:table-cell table:style-name="ce15" table:number-columns-repeated="1017"/>
          <table:table-cell table:style-name="ce18" table:number-columns-repeated="2"/>
        </table:table-row>
        <table:table-row table:style-name="ro3">
          <table:table-cell table:style-name="ce3" office:value-type="string" table:number-columns-spanned="1" table:number-rows-spanned="2">
            <text:p>Для 100-го числа</text:p>
          </table:table-cell>
          <table:table-cell table:style-name="ce7" office:value-type="string">
            <text:p>timeit, 1000 циклов</text:p>
          </table:table-cell>
          <table:table-cell table:style-name="ce10" office:value-type="string">
            <text:p>32.9 msec</text:p>
          </table:table-cell>
          <table:table-cell table:style-name="ce10" office:value-type="string">
            <text:p>2.17 msec</text:p>
          </table:table-cell>
          <table:table-cell/>
          <table:table-cell table:style-name="ce14" table:number-columns-repeated="1017"/>
          <table:table-cell table:style-name="ce17" table:number-columns-repeated="2"/>
        </table:table-row>
        <table:table-row table:style-name="ro3">
          <table:covered-table-cell table:style-name="ce2" office:value-type="string">
            <text:p>Для 900 чисел</text:p>
          </table:covered-table-cell>
          <table:table-cell table:style-name="ce8" office:value-type="string">
            <text:p>cProfile, кол-во вызовов</text:p>
          </table:table-cell>
          <table:table-cell table:style-name="ce11" office:value-type="string">
            <text:p>18429 {method 'count' of 'list' objects}</text:p>
          </table:table-cell>
          <table:table-cell table:style-name="ce11" office:value-type="string">
            <text:p>540 les_4_task_2_2.py:14(prime_num)</text:p>
          </table:table-cell>
          <table:table-cell/>
          <table:table-cell table:style-name="ce15" table:number-columns-repeated="1017"/>
          <table:table-cell table:style-name="ce18" table:number-columns-repeated="2"/>
        </table:table-row>
        <table:table-row table:style-name="ro4">
          <table:table-cell table:style-name="ce4" office:value-type="string" table:number-columns-spanned="4" table:number-rows-spanned="2">
            <text:p>Более быстрым оказался классический алгоритм. В алгоритме с использованием решета Эратосфена резко возрастает количество вызовов трудозатратных функций, как метод count() для списка</text:p>
          </table:table-cell>
          <table:covered-table-cell table:number-columns-repeated="3"/>
          <table:table-cell table:number-columns-repeated="1020"/>
        </table:table-row>
        <table:table-row table:style-name="ro6">
          <table:covered-table-cell table:number-columns-repeated="4"/>
          <table:table-cell table:number-columns-repeated="1020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2" table:style-name="ta1" table:print="false">
        <table:table-column table:style-name="co7" table:default-cell-style-name="Default"/>
        <table:table-row table:style-name="ro5">
          <table:table-cell/>
        </table:table-row>
      </table:table>
      <table:table table:name="Лист3" table:style-name="ta1" table:print="false">
        <table:table-column table:style-name="co7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0">10.09.2022</text:date>, <text:time>22:12:3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22-09-08T17:19:09</meta:creation-date>
    <dc:date>2022-09-10T22:12:30</dc:date>
    <dc:creator>Nick </dc:creator>
    <meta:editing-duration>PT24M35S</meta:editing-duration>
    <meta:editing-cycles>4</meta:editing-cycles>
    <meta:generator>OpenOffice/4.1.13$Unix OpenOffice.org_project/4113m1$Build-9810</meta:generator>
    <meta:document-statistic meta:table-count="3" meta:cell-count="43" meta:object-count="0"/>
  </office:meta>
</office:document-meta>
</file>